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RegistrationSupport.setServer( @ Nullable MBean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RegistrationSupport.onRegister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BeanRegistrationSupport.setRegistrationPolicy( RegistrationPolicy registration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RegistrationSupport.unregisterBea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BeanRegistrationSupport.onUnregister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BeanRegistrationSupport.onRegister( ObjectName objectName , Object m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RegistrationSupport.doUnregister( ObjectName object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BeanRegistrationSupport.doRegister( Object mbean , ObjectName object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BeanRegistrationSupport.getRegisteredObjec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RegistrationSupport.ge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